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1.378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1.0799in"/>
    </style:style>
    <style:style style:name="co6" style:family="table-column">
      <style:table-column-properties fo:break-before="auto" style:column-width="2.6193in"/>
    </style:style>
    <style:style style:name="co7" style:family="table-column">
      <style:table-column-properties fo:break-before="auto" style:column-width="1.2618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2.1807in"/>
    </style:style>
    <style:style style:name="co11" style:family="table-column">
      <style:table-column-properties fo:break-before="auto" style:column-width="2.8598in"/>
    </style:style>
    <style:style style:name="co12" style:family="table-column">
      <style:table-column-properties fo:break-before="auto" style:column-width="1.8in"/>
    </style:style>
    <style:style style:name="co13" style:family="table-column">
      <style:table-column-properties fo:break-before="auto" style:column-width="0.8409in"/>
    </style:style>
    <style:style style:name="co14" style:family="table-column">
      <style:table-column-properties fo:break-before="auto" style:column-width="1.4283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0862in"/>
    </style:style>
    <style:style style:name="co17" style:family="table-column">
      <style:table-column-properties fo:break-before="auto" style:column-width="2.1327in"/>
    </style:style>
    <style:style style:name="co18" style:family="table-column">
      <style:table-column-properties fo:break-before="auto" style:column-width="6.3299in"/>
    </style:style>
    <style:style style:name="co19" style:family="table-column">
      <style:table-column-properties fo:break-before="auto" style:column-width="2.78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c0c0c0"/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FirmServic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2" office:value-type="string">
            <text:p>FasFirmServic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ember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peratio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getFir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name</text:p>
          </table:table-cell>
          <table:table-cell office:value-type="string">
            <text:p>natureType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PossibleValues</text:p>
          </table:table-cell>
          <table:table-cell office:value-type="string">
            <text:p>(0=Unlock,1=Lock,2=Both)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Desc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>
            <text:p>OutPara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DataType</text:p>
          </table:table-cell>
          <table:table-cell office:value-type="string">
            <text:p>List&lt;FasFirmEntityBean&gt;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Example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Desc</text:p>
          </table:table-cell>
          <table:table-cell office:value-type="string">
            <text:p>List of FasFirmEntityBeans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getFir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natureType</text:p>
          </table:table-cell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 office:value-type="string">
            <text:p>(0=Unlock,1=Lock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compId</text:p>
          </table:table-cell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Company Id for which firm list has to 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OutPara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List&lt;FasFirmEntityBean&gt;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List of FasFirmEntityBean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>
            <text:p>getFirm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natureType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(0=Unlock,1=Lock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firmCode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firmCod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OutParam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List&lt;FasFirmEntityBean&gt;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List of FasFirmEntityBeans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>
            <text:p>getFirm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name</text:p>
          </table:table-cell>
          <table:table-cell office:value-type="string">
            <text:p>natureType</text:p>
          </table:table-cell>
        </table:table-row>
        <table:table-row table:style-name="ro3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3">
          <table:table-cell table:number-columns-repeated="4"/>
          <table:table-cell office:value-type="string">
            <text:p>PossibleValues</text:p>
          </table:table-cell>
          <table:table-cell office:value-type="string">
            <text:p>(0=Unlock,1=Lock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3">
          <table:table-cell table:number-columns-repeated="4"/>
          <table:table-cell office:value-type="string">
            <text:p>Desc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name</text:p>
          </table:table-cell>
          <table:table-cell office:value-type="string">
            <text:p>asonDate</text:p>
          </table:table-cell>
        </table:table-row>
        <table:table-row table:style-name="ro3">
          <table:table-cell table:number-columns-repeated="4"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3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DD-MON-YYYY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01-JAN-2010</text:p>
          </table:table-cell>
        </table:table-row>
        <table:table-row table:style-name="ro3">
          <table:table-cell table:number-columns-repeated="4"/>
          <table:table-cell office:value-type="string">
            <text:p>Des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OutParam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DataType</text:p>
          </table:table-cell>
          <table:table-cell office:value-type="string">
            <text:p>List&lt;FasFirmEntityBean&gt;</text:p>
          </table:table-cell>
        </table:table-row>
        <table:table-row table:style-name="ro3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Desc</text:p>
          </table:table-cell>
          <table:table-cell office:value-type="string">
            <text:p>List of FasFirmEntityBeans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>
            <text:p>getFirm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name</text:p>
          </table:table-cell>
          <table:table-cell office:value-type="string">
            <text:p>natureType</text:p>
          </table:table-cell>
        </table:table-row>
        <table:table-row table:style-name="ro3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3">
          <table:table-cell table:number-columns-repeated="4"/>
          <table:table-cell office:value-type="string">
            <text:p>PossibleValues</text:p>
          </table:table-cell>
          <table:table-cell office:value-type="string">
            <text:p>(0=Unlock,1=Lock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3">
          <table:table-cell table:number-columns-repeated="4"/>
          <table:table-cell office:value-type="string">
            <text:p>Desc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name</text:p>
          </table:table-cell>
          <table:table-cell office:value-type="string">
            <text:p>asonDate</text:p>
          </table:table-cell>
        </table:table-row>
        <table:table-row table:style-name="ro3">
          <table:table-cell table:number-columns-repeated="4"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3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DD-MON-YYYY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01-JAN-2010</text:p>
          </table:table-cell>
        </table:table-row>
        <table:table-row table:style-name="ro3">
          <table:table-cell table:number-columns-repeated="4"/>
          <table:table-cell office:value-type="string">
            <text:p>Des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name</text:p>
          </table:table-cell>
          <table:table-cell office:value-type="string">
            <text:p>compId</text:p>
          </table:table-cell>
        </table:table-row>
        <table:table-row table:style-name="ro3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3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3">
          <table:table-cell table:number-columns-repeated="4"/>
          <table:table-cell office:value-type="string">
            <text:p>Desc</text:p>
          </table:table-cell>
          <table:table-cell office:value-type="string">
            <text:p>Company Id for which firm list has to get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OutParam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DataType</text:p>
          </table:table-cell>
          <table:table-cell office:value-type="string">
            <text:p>List&lt;FasFirmEntityBean&gt;</text:p>
          </table:table-cell>
        </table:table-row>
        <table:table-row table:style-name="ro3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Desc</text:p>
          </table:table-cell>
          <table:table-cell office:value-type="string">
            <text:p>List of FasFirmEntityBeans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26">
          <table:table-cell/>
          <table:table-cell table:style-name="Default" table:number-columns-repeated="5"/>
        </table:table-row>
        <table:table-row table:style-name="ro3">
          <table:table-cell/>
          <table:table-cell office:value-type="string">
            <text:p>ClassName</text:p>
          </table:table-cell>
          <table:table-cell table:style-name="ce2" office:value-type="string">
            <text:p>FasFirmEntityBea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embers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name</text:p>
          </table:table-cell>
          <table:table-cell office:value-type="string">
            <text:p>firmCod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name</text:p>
          </table:table-cell>
          <table:table-cell office:value-type="string">
            <text:p>firmNam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name</text:p>
          </table:table-cell>
          <table:table-cell office:value-type="string">
            <text:p>billPrefix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name</text:p>
          </table:table-cell>
          <table:table-cell office:value-type="string">
            <text:p>compI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DataTyp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name</text:p>
          </table:table-cell>
          <table:table-cell office:value-type="string">
            <text:p>natureTy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DataTyp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name</text:p>
          </table:table-cell>
          <table:table-cell office:value-type="string">
            <text:p>startDate</text:p>
          </table:table-cell>
          <table:table-cell office:value-type="string">
            <text:p>DD-MON-YYYY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table:style-name="ce4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name</text:p>
          </table:table-cell>
          <table:table-cell office:value-type="string">
            <text:p>startDate</text:p>
          </table:table-cell>
          <table:table-cell office:value-type="string">
            <text:p>DD-MON-YYYY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table:style-name="ce4" office:value-type="string">
            <text:p>null</text:p>
          </table:table-cell>
          <table:table-cell table:number-columns-repeated="2"/>
        </table:table-row>
      </table:table>
      <table:table table:name="PartyService" table:style-name="ta1" table:print="false">
        <table:table-column table:style-name="co1" table:default-cell-style-name="Default"/>
        <table:table-column table:style-name="co2" table:default-cell-style-name="ce1"/>
        <table:table-column table:style-name="co7" table:default-cell-style-name="ce3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2" office:value-type="string">
            <text:p>FasPartyServic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Members</text:p>
          </table:table-cell>
          <table:table-cell table:style-name="ce1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Operations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getFasTDSAcc</text:p>
          </table:table-cell>
          <table:table-cell office:value-type="string">
            <text:p>To get fas TDS accoun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firmCode</text:p>
          </table:table-cell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nature</text:p>
          </table:table-cell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 office:value-type="string">
            <text:p>(0=Live,1=Unlive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Party Nature – Live / Unliv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status</text:p>
          </table:table-cell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 office:value-type="string">
            <text:p>(0=Terminated,1=Unterminated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Party Status – Terminated / Unterminate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OutPara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List&lt;FasPartyEntityBean&gt;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List of FasPartyEntityBea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getFasReceivableAcc</text:p>
          </table:table-cell>
          <table:table-cell office:value-type="string">
            <text:p>To get fas receivable accoun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getFasBankAcc</text:p>
          </table:table-cell>
          <table:table-cell office:value-type="string">
            <text:p>To get fas bank accoun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getFasIncomeAcc</text:p>
          </table:table-cell>
          <table:table-cell office:value-type="string">
            <text:p>To get fas income accou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getFasSuspenceAcc</text:p>
          </table:table-cell>
          <table:table-cell office:value-type="string">
            <text:p>To get fas suspence accou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getFasAcc</text:p>
          </table:table-cell>
          <table:table-cell office:value-type="string">
            <text:p>To get all fas accou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>
            <text:p>getFasAc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partyCode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null if not applicable(optional)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firmCode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null if not applicable(optional)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catCode</text:p>
          </table:table-cell>
        </table:table-row>
        <table:table-row table:style-name="ro3">
          <table:table-cell table:number-columns-repeated="4"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null if not applicable(optional)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nature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(0=Live,1=Unlive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Party Nature – Live / Unliv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status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(0=Terminated,1=Unterminated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Party Status – Terminated / Unterminated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OutParam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List&lt;FasPartyEntityBean&gt;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List of FasPartyEntityBean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2" office:value-type="string">
            <text:p>FasPartyEntityBe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Members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name</text:p>
          </table:table-cell>
          <table:table-cell office:value-type="string">
            <text:p>partyCo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name</text:p>
          </table:table-cell>
          <table:table-cell office:value-type="string">
            <text:p>PartyNam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name</text:p>
          </table:table-cell>
          <table:table-cell office:value-type="string">
            <text:p>catTyp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name</text:p>
          </table:table-cell>
          <table:table-cell office:value-type="string">
            <text:p>catCo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table table:name="LedgerService" table:style-name="ta1" table:print="false">
        <table:table-column table:style-name="co1" table:default-cell-style-name="Default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2" office:value-type="string">
            <text:p>FasLedgerService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>
            <text:p>Members</text:p>
          </table:table-cell>
          <table:table-cell office:value-type="string">
            <text:p>NA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>
            <text:p>Operations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>
            <text:p>inesertLedger</text:p>
          </table:table-cell>
          <table:table-cell office:value-type="string">
            <text:p>To insert accounting entrie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table:style-name="ce3"/>
          <table:table-cell office:value-type="string">
            <text:p>InParam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name</text:p>
          </table:table-cell>
          <table:table-cell office:value-type="string">
            <text:p>fasLEB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DataType</text:p>
          </table:table-cell>
          <table:table-cell office:value-type="string">
            <text:p>FasLedgerEntityBea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PossibleValues</text:p>
          </table:table-cell>
          <table:table-cell office:value-type="string">
            <text:p>NA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Format</text:p>
          </table:table-cell>
          <table:table-cell office:value-type="string">
            <text:p>NA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Example</text:p>
          </table:table-cell>
          <table:table-cell office:value-type="string">
            <text:p>NA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Desc</text:p>
          </table:table-cell>
          <table:table-cell office:value-type="string">
            <text:p>NA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3"/>
          <table:table-cell office:value-type="string">
            <text:p>OutParam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PossibleValues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Format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Example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3"/>
          <table:table-cell/>
          <table:table-cell office:value-type="string">
            <text:p>Desc</text:p>
          </table:table-cell>
          <table:table-cell office:value-type="string">
            <text:p>Generated VOUCHER Number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2" office:value-type="string">
            <text:p>FasLedgerEntityBea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ember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DataType</text:p>
          </table:table-cell>
          <table:table-cell table:style-name="ce2" office:value-type="string">
            <text:p>ParamNam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Desc</text:p>
          </table:table-cell>
          <table:table-cell table:style-name="ce2" office:value-type="string">
            <text:p>FORMAT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FIRM_CODE</text:p>
          </table:table-cell>
          <table:table-cell office:value-type="string">
            <text:p>null</text:p>
          </table:table-cell>
          <table:table-cell office:value-type="string">
            <text:p>Optional if COMPANY_ID provid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VOUCHER</text:p>
          </table:table-cell>
          <table:table-cell office:value-type="string">
            <text:p>null</text:p>
          </table:table-cell>
          <table:table-cell office:value-type="string">
            <text:p>Auto Gener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RDAT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EBIT_ACCOD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REDIT_ACCOD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H_NO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RAF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ESCRIPTION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GRP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GAC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R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MFTYP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FROMDATE</text:p>
          </table:table-cell>
          <table:table-cell office:value-type="string">
            <text:p>null</text:p>
          </table:table-cell>
          <table:table-cell office:value-type="string">
            <text:p>Compulsory (set TRDATE if NA)</text:p>
          </table:table-cell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ODATE</text:p>
          </table:table-cell>
          <table:table-cell office:value-type="string">
            <text:p>null</text:p>
          </table:table-cell>
          <table:table-cell office:value-type="string">
            <text:p>Compulsory (set TRDATE if NA)</text:p>
          </table:table-cell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RANSACTION_TYP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RODUCT_TYP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RANCH_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UBACC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ITY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ILLNO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B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ouble</text:p>
          </table:table-cell>
          <table:table-cell office:value-type="string">
            <text:p>TDS_AMOUNT</text:p>
          </table:table-cell>
          <table:table-cell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CH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DSTYP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HAL_NO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HAL_DATE</text:p>
          </table:table-cell>
          <table:table-cell office:value-type="string">
            <text:p>null</text:p>
          </table:table-cell>
          <table:table-cell/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JVTYP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RAFT_CAN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MFI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JVSUBTYP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UTHORIZER_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ROFIT_COST_CENTRE_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IVISION_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ATEGORY_CODE</text:p>
          </table:table-cell>
          <table:table-cell office:value-type="string">
            <text:p>null</text:p>
          </table:table-cell>
          <table:table-cell table:style-name="ce5"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ILL_NOT_AVAILABL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Y_IN_ACC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Y_M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REF_NUMBER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UBCAT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LINK_VOU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N_REMARK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DV_PAY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FILENO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MARK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RAINEEID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LAIM_REC_DATE</text:p>
          </table:table-cell>
          <table:table-cell office:value-type="string">
            <text:p>null</text:p>
          </table:table-cell>
          <table:table-cell/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int</text:p>
          </table:table-cell>
          <table:table-cell office:value-type="string">
            <text:p>CLIENT_CODE</text:p>
          </table:table-cell>
          <table:table-cell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ng</text:p>
          </table:table-cell>
          <table:table-cell office:value-type="string">
            <text:p>TRXNID</text:p>
          </table:table-cell>
          <table:table-cell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USERNAM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CTION_BY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SS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LRDATE</text:p>
          </table:table-cell>
          <table:table-cell office:value-type="string">
            <text:p>null</text:p>
          </table:table-cell>
          <table:table-cell/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OMPANY_ID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DS_ACCODE</text:p>
          </table:table-cell>
          <table:table-cell office:value-type="string">
            <text:p>null</text:p>
          </table:table-cell>
          <table:table-cell office:value-type="string">
            <text:p>Compulsory if TDS_AMOUNT greater than 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ouble</text:p>
          </table:table-cell>
          <table:table-cell office:value-type="string">
            <text:p>AMOUNT</text:p>
          </table:table-cell>
          <table:table-cell table:style-name="ce4" office:value-type="float" office:value="0">
            <text:p>0</text:p>
          </table:table-cell>
          <table:table-cell office:value-type="string">
            <text:p>Compulsory and Greater than 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table:style-name="ce5" office:value-type="string">
            <text:p>MODULE_NAME</text:p>
          </table:table-cell>
          <table:table-cell office:value-type="string">
            <text:p>null</text:p>
          </table:table-cell>
          <table:table-cell office:value-type="string">
            <text:p>MODULE_NAME from which service has been called. Ex tradingaccount.orderNumberUpdataion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Not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Should CATEGORY_CODE be compulsory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MODULE_NAME should pass to identify caller for critical operation</text:p>
          </table:table-cell>
          <table:table-cell table:style-name="Default" table:number-columns-repeated="3"/>
        </table:table-row>
      </table:table>
      <table:table table:name="BankRecService" table:style-name="ta1" table:print="false">
        <table:table-column table:style-name="co1" table:default-cell-style-name="Default"/>
        <table:table-column table:style-name="co13" table:default-cell-style-name="ce1"/>
        <table:table-column table:style-name="co14" table:default-cell-style-name="ce3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office:value-type="string">
            <text:p>ClassName</text:p>
          </table:table-cell>
          <table:table-cell table:style-name="ce2" office:value-type="string">
            <text:p>FasBankRecServic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Members</text:p>
          </table:table-cell>
          <table:table-cell table:style-name="ce1"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Operations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>
            <text:p>getBankRe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voucherNo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firmCode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firmCod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bankRecoClear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(0=Pass,1=Pending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Cheque statu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OutParam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FasBankRecEntityBean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deleteBankRe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voucherNo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ame</text:p>
          </table:table-cell>
          <table:table-cell office:value-type="string">
            <text:p>bankRecoClear</text:p>
          </table:table-cell>
        </table:table-row>
        <table:table-row table:style-name="ro2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2">
          <table:table-cell table:number-columns-repeated="4"/>
          <table:table-cell office:value-type="string">
            <text:p>PossibleValues</text:p>
          </table:table-cell>
          <table:table-cell office:value-type="string">
            <text:p>(0=Pass,1=Pending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4"/>
          <table:table-cell office:value-type="string">
            <text:p>Desc</text:p>
          </table:table-cell>
          <table:table-cell office:value-type="string">
            <text:p>Cheque status</text:p>
          </table:table-cell>
        </table:table-row>
        <table:table-row table:style-name="ro1">
          <table:table-cell table:number-columns-repeated="6"/>
        </table:table-row>
      </table:table>
      <table:table table:name="All-In-One" table:style-name="ta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Fir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List&lt;FasFirmEntityBean&gt; FasFirmService.getFirm(natureType)</text:p>
          </table:table-cell>
          <table:table-cell/>
        </table:table-row>
        <table:table-row table:style-name="ro2">
          <table:table-cell/>
          <table:table-cell office:value-type="string">
            <text:p>List&lt;FasFirmEntityBean&gt; FasFirmService.getFirm(natureType,compId)</text:p>
          </table:table-cell>
          <table:table-cell/>
        </table:table-row>
        <table:table-row table:style-name="ro2">
          <table:table-cell/>
          <table:table-cell office:value-type="string">
            <text:p>List&lt;FasFirmEntityBean&gt; FasFirmService.getFirm(natureType,firmCode)</text:p>
          </table:table-cell>
          <table:table-cell/>
        </table:table-row>
        <table:table-row table:style-name="ro2">
          <table:table-cell/>
          <table:table-cell office:value-type="string">
            <text:p>List&lt;FasFirmEntityBean&gt; FasFirmService.getFirm(asonDate,natureType)</text:p>
          </table:table-cell>
          <table:table-cell/>
        </table:table-row>
        <table:table-row table:style-name="ro2">
          <table:table-cell/>
          <table:table-cell office:value-type="string">
            <text:p>List&lt;FasFirmEntityBean&gt; FasFirmService.getFirm(natureType,asonDate,compId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artyMa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List&lt;FasPartyEntityBean&gt; FasPartyService.getFasTDSAcc(firmCode,nature,status)</text:p>
          </table:table-cell>
          <table:table-cell/>
        </table:table-row>
        <table:table-row table:style-name="ro2">
          <table:table-cell/>
          <table:table-cell office:value-type="string">
            <text:p>List&lt;FasPartyEntityBean&gt; FasPartyService.getFasReceivableAcc(firmCode,nature,status)</text:p>
          </table:table-cell>
          <table:table-cell/>
        </table:table-row>
        <table:table-row table:style-name="ro2">
          <table:table-cell/>
          <table:table-cell office:value-type="string">
            <text:p>List&lt;FasPartyEntityBean&gt; FasPartyService.getFasBankAcc(firmCode,nature,status)</text:p>
          </table:table-cell>
          <table:table-cell/>
        </table:table-row>
        <table:table-row table:style-name="ro2">
          <table:table-cell/>
          <table:table-cell office:value-type="string">
            <text:p>List&lt;FasPartyEntityBean&gt; FasPartyService.getFasIncomeAcc(firmCode,nature,status)</text:p>
          </table:table-cell>
          <table:table-cell/>
        </table:table-row>
        <table:table-row table:style-name="ro2">
          <table:table-cell/>
          <table:table-cell office:value-type="string">
            <text:p>List&lt;FasPartyEntityBean&gt; FasPartyService.getFasSuspenceAcc(firmCode,nature,status)</text:p>
          </table:table-cell>
          <table:table-cell/>
        </table:table-row>
        <table:table-row table:style-name="ro2">
          <table:table-cell/>
          <table:table-cell office:value-type="string">
            <text:p>List&lt;FasPartyEntityBean&gt; FasPartyService.getFasAcc(firmCode,nature,status)</text:p>
          </table:table-cell>
          <table:table-cell/>
        </table:table-row>
        <table:table-row table:style-name="ro2">
          <table:table-cell/>
          <table:table-cell office:value-type="string">
            <text:p>List&lt;FasPartyEntityBean&gt; FasPartyService.getFasAcc(partyCode,firmCode,catCode,nature,status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dg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String {voucher} FasLedgerService.inesertLedger(fasLEB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BankRec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FasBankRecEntityBean etBankRec(voucherNo,firmCode,bankRecoClear</text:p>
          </table:table-cell>
          <table:table-cell/>
        </table:table-row>
        <table:table-row table:style-name="ro2">
          <table:table-cell/>
          <table:table-cell office:value-type="string">
            <text:p>int deleteBankRec(voucherNo,bankRecoClear)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06/24/2011</text:date>, <text:time>14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8T16:04:03</meta:creation-date>
    <dc:date>2011-06-24T14:51:20</dc:date>
    <meta:editing-duration>PT21H21M29S</meta:editing-duration>
    <meta:editing-cycles>191</meta:editing-cycles>
    <meta:generator>OpenOffice.org/3.1$Linux OpenOffice.org_project/310m19$Build-9420</meta:generator>
    <meta:document-statistic meta:table-count="5" meta:cell-count="720" meta:object-count="0"/>
  </office:meta>
</office:document-meta>
</file>